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arial1" svg:font-family="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9166c" officeooo:paragraph-rsid="0019166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9166c" officeooo:paragraph-rsid="001c10f2" style:font-weight-asian="bold" style:font-weight-complex="bold"/>
    </style:style>
    <style:style style:name="P3" style:family="paragraph" style:parent-style-name="Standard">
      <style:text-properties style:font-name="arial" fo:font-size="14pt" fo:font-weight="bold" officeooo:rsid="0019166c" officeooo:paragraph-rsid="001916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ac11b" officeooo:paragraph-rsid="001ac11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1a7e80" officeooo:paragraph-rsid="001ac11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1a7e80" officeooo:paragraph-rsid="001d4d6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paragraph-rsid="001ac11b"/>
    </style:style>
    <style:style style:name="P8" style:family="paragraph" style:parent-style-name="Standard">
      <style:text-properties style:font-name="arial" fo:font-size="14pt" fo:font-weight="bold" officeooo:paragraph-rsid="001d4d60"/>
    </style:style>
    <style:style style:name="P9" style:family="paragraph" style:parent-style-name="Standard">
      <style:text-properties style:font-name="arial" fo:font-size="12pt" fo:font-style="italic" fo:font-weight="bold" officeooo:rsid="001ac11b" officeooo:paragraph-rsid="001ac11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officeooo:paragraph-rsid="001ac11b"/>
    </style:style>
    <style:style style:name="P11" style:family="paragraph" style:parent-style-name="Standard">
      <style:text-properties officeooo:paragraph-rsid="001c10f2"/>
    </style:style>
    <style:style style:name="T1" style:family="text">
      <style:text-properties officeooo:rsid="001ac1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4d5156" style:font-name="arial1" fo:font-size="10.5pt" fo:letter-spacing="normal" fo:font-style="normal" fo:font-weight="normal"/>
    </style:style>
    <style:style style:name="T11" style:family="text">
      <style:text-properties fo:font-variant="normal" fo:text-transform="none" fo:color="#4d5156" style:font-name="arial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4d5156" style:font-name="arial1" fo:font-size="12pt" fo:letter-spacing="normal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4d5156" fo:letter-spacing="normal"/>
    </style:style>
    <style:style style:name="T14" style:family="text">
      <style:text-properties fo:font-variant="normal" fo:text-transform="none" fo:color="#4d5156" fo:font-size="12pt" fo:letter-spacing="normal" style:font-size-asian="12pt" style:font-size-complex="12pt"/>
    </style:style>
    <style:style style:name="T15" style:family="text">
      <style:text-properties fo:font-variant="normal" fo:text-transform="none" fo:color="#4d5156" fo:font-size="12pt" fo:letter-spacing="normal" fo:font-style="italic" style:font-size-asian="12pt" style:font-style-asian="italic" style:font-size-complex="12pt" style:font-style-complex="italic"/>
    </style:style>
    <style:style style:name="T16" style:family="text">
      <style:text-properties fo:font-variant="normal" fo:text-transform="none" fo:color="#06142d" style:font-name="Source Sans Pro" fo:font-size="13.5pt" fo:letter-spacing="normal" fo:font-style="normal" fo:font-weight="normal"/>
    </style:style>
    <style:style style:name="T17" style:family="text">
      <style:text-properties fo:font-variant="normal" fo:text-transform="none" fo:color="#06142d" style:font-name="Source Sans Pro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6142d" style:font-name="Source Sans Pro" fo:font-size="12pt" fo:letter-spacing="normal" fo:font-style="italic" fo:font-weight="normal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202124" style:font-name="arial1" fo:font-size="12pt" fo:letter-spacing="normal" fo:font-style="normal" fo:font-weight="normal"/>
    </style:style>
    <style:style style:name="T20" style:family="text">
      <style:text-properties fo:font-variant="normal" fo:text-transform="none" fo:color="#202124" style:font-name="arial1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202124" style:font-name="arial1" fo:font-size="12pt" fo:letter-spacing="normal" fo:font-style="italic" fo:font-weight="normal" style:font-size-asian="12pt" style:font-style-asian="italic" style:font-size-complex="12pt" style:font-style-complex="italic"/>
    </style:style>
    <style:style style:name="T22" style:family="text">
      <style:text-properties officeooo:rsid="001ac11b" style:font-size-asian="14pt" style:font-weight-asian="bold" style:font-size-complex="14pt" style:font-weight-complex="bold"/>
    </style:style>
    <style:style style:name="T23" style:family="text">
      <style:text-properties style:font-name="arial" fo:font-size="14pt" fo:font-weight="bold" officeooo:rsid="001ac11b" style:font-size-asian="14pt" style:font-weight-asian="bold" style:font-size-complex="14pt" style:font-weight-complex="bold"/>
    </style:style>
    <style:style style:name="T24" style:family="text">
      <style:text-properties officeooo:rsid="001d4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onhecendo seus hábitos</text:p>
      <text:p text:style-name="P2"/>
      <text:p text:style-name="P2"/>
      <text:p text:style-name="P2"><text:s text:c="3"/></text:p>
      <text:p text:style-name="P1"/>
      <text:p text:style-name="P3">1:oque são objetivos?</text:p>
      <text:p text:style-name="P7"><text:span text:style-name="T22">R:</text:span><text:span text:style-name="T12">O termo objetivo diz respeito a um fim que se quer atingir. Nesse sentido, é sinônimo de "alvo definido em metas". A definição clara de objetivos é de extrema importância em várias áreas de atuação humana, orientando a ação eficaz dos indivíduos.O termo objetivo diz respeito a um fim que se quer atingir. Nesse sentido, é sinônimo de "alvo definido em metas". A definição clara de objetivos é de extrema importância em várias áreas de atuação humana, orientando a ação eficaz dos indivíduos.</text:span></text:p>
      <text:p text:style-name="P9"/>
      <text:p text:style-name="P4"/>
      <text:p text:style-name="P4"/>
      <text:p text:style-name="P3">2.oque são metas?</text:p>
      <text:p text:style-name="P7"><text:span text:style-name="T22">R:</text:span><text:span text:style-name="T12">O termo objetivo diz respeito a um fim que se quer atingir. Nesse sentido, é sinônimo de "alvo definido em metas". A definição clara de objetivos é de extrema importância em várias áreas de atuação humana, orientando a ação eficaz dos indivíduos</text:span></text:p>
      <text:p text:style-name="P4"/>
      <text:p text:style-name="P4"/>
      <text:p text:style-name="P4"/>
      <text:p text:style-name="P3">3.oque são hábitos?</text:p>
      <text:p text:style-name="P10"><text:span text:style-name="T23">R:</text:span><text:span text:style-name="T12">Um hábito é uma rotina de comportamento que se repete regularmente e tende a ocorrer subconscientemente.</text:span><text:span text:style-name="T15"> </text:span></text:p>
      <text:p text:style-name="P4"/>
      <text:p text:style-name="P4"/>
      <text:p text:style-name="P4"/>
      <text:p text:style-name="P5">4.porque criamos alguns hábitos com mais facilidade e outros não?</text:p>
      <text:p text:style-name="P11"><text:span text:style-name="T23">R:</text:span><text:span text:style-name="T18">Alguns hábitos têm o poder de iniciar uma reação em cadeia, modificando outros hábitos. Pode-se dizer que são mais importantes que outros na reformulação de organizações e de vidas. São o que chamamos de “hábitos angulares”, ou “hábitos alavancas”, e podem influenciar o modo como as pessoas trabalham, comem, se divertem, estudam, treinam, vivem, gastam e se comunicam. Hábitos angulares dão início a um processo que, ao longo do tempo, transforma tudo. Trazem consigo a lição de que o sucesso não depende de acertar cada mínimo detalhe, e sim de identificar umas poucas prioridades centrais e fazer delas poderosas alavancas. Entender o que são hábitos angulares conduz a um </text:span><text:span text:style-name="Emphasis"><text:span text:style-name="T18">insight</text:span></text:span><text:span text:style-name="T18"> valiosíssimo: os hábitos mais importantes são aqueles que, quando começam a mudar, desalojam e reformulam outros padrões.</text:span></text:p>
      <text:p text:style-name="Text_20_body"><text:line-break/></text:p>
      <text:p text:style-name="P6">5.<text:span text:style-name="T24">pesquise uma ferramenta </text:span>ou aplicativo que auxilie e integrar novos hábitos no cotidiano?</text:p>
      <text:p text:style-name="P8"><text:span text:style-name="T22">R:</text:span><text:span text:style-name="T21">Weeks. (Gratuito, Android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arial1" svg:font-family="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0:43:17.707564907</meta:creation-date>
    <meta:generator>LibreOffice/5.1.6.2$Linux_X86_64 LibreOffice_project/10m0$Build-2</meta:generator>
    <dc:date>2022-04-12T14:39:02.396708799</dc:date>
    <meta:editing-duration>PT37M56S</meta:editing-duration>
    <meta:editing-cycles>5</meta:editing-cycles>
    <meta:document-statistic meta:table-count="0" meta:image-count="0" meta:object-count="0" meta:page-count="1" meta:paragraph-count="13" meta:word-count="306" meta:character-count="1925" meta:non-whitespace-character-count="1625"/>
  </office:meta>
</office:document-meta>
</file>